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8mm"/>
    </style:style>
    <style:style style:name="co2" style:family="table-column">
      <style:table-column-properties fo:break-before="auto" style:column-width="27.6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5mm" fo:break-before="auto" style:use-optimal-row-height="true"/>
    </style:style>
    <style:style style:name="ro2" style:family="table-row">
      <style:table-row-properties style:row-height="5.47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4"/>
        <table:table-column table:style-name="co3" table:number-columns-repeated="3" table:default-cell-style-name="ce2"/>
        <table:table-column table:style-name="co3" table:default-cell-style-name="ce4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Mulheres</text:p>
          </table:table-cell>
          <table:table-cell table:style-name="ce3" table:number-columns-repeated="4"/>
          <table:table-cell table:style-name="ce1" office:value-type="string" calcext:value-type="string">
            <text:p>Mãe</text:p>
          </table:table-cell>
          <table:table-cell table:style-name="ce3" table:number-columns-repeated="3"/>
          <table:table-cell table:style-name="ce1" office:value-type="string" calcext:value-type="string">
            <text:p>Pai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 calcext:value-type="string">
            <text:p>Aluna(n°USP)</text:p>
          </table:table-cell>
          <table:table-cell table:style-name="ce1" office:value-type="string" calcext:value-type="string">
            <text:p>Altura(m)</text:p>
          </table:table-cell>
          <table:table-cell table:style-name="ce1" office:value-type="string" calcext:value-type="string">
            <text:p>Peso (kg)</text:p>
          </table:table-cell>
          <table:table-cell table:style-name="ce1" office:value-type="string" calcext:value-type="string">
            <text:p>Pé</text:p>
          </table:table-cell>
          <table:table-cell table:style-name="ce3"/>
          <table:table-cell table:style-name="ce1" office:value-type="string" calcext:value-type="string">
            <text:p>Altura(m)</text:p>
          </table:table-cell>
          <table:table-cell table:style-name="ce1" office:value-type="string" calcext:value-type="string">
            <text:p>Peso (kg)</text:p>
          </table:table-cell>
          <table:table-cell table:style-name="ce1" office:value-type="string" calcext:value-type="string">
            <text:p>Pé</text:p>
          </table:table-cell>
          <table:table-cell table:style-name="ce3"/>
          <table:table-cell table:style-name="ce1" office:value-type="string" calcext:value-type="string">
            <text:p>Altura(m)</text:p>
          </table:table-cell>
          <table:table-cell table:style-name="ce1" office:value-type="string" calcext:value-type="string">
            <text:p>Peso (kg)</text:p>
          </table:table-cell>
          <table:table-cell table:style-name="ce1" office:value-type="string" calcext:value-type="string">
            <text:p>Pé</text:p>
          </table:table-cell>
        </table:table-row>
        <table:table-row table:style-name="ro1">
          <table:table-cell office:value-type="float" office:value="7995813" calcext:value-type="float">
            <text:p>7995813</text:p>
          </table:table-cell>
          <table:table-cell office:value-type="float" office:value="1.63" calcext:value-type="float">
            <text:p>1,63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41648" calcext:value-type="float">
            <text:p>8541648</text:p>
          </table:table-cell>
          <table:table-cell office:value-type="float" office:value="1.59" calcext:value-type="float">
            <text:p>1,5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.56" calcext:value-type="float">
            <text:p>1,56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58" calcext:value-type="float">
            <text:p>1,58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04683" calcext:value-type="float">
            <text:p>8604683</text:p>
          </table:table-cell>
          <table:table-cell office:value-type="float" office:value="1.69" calcext:value-type="float">
            <text:p>1,6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67" calcext:value-type="float">
            <text:p>1,67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76" calcext:value-type="float">
            <text:p>1,76</text:p>
          </table:table-cell>
          <table:table-cell office:value-type="float" office:value="141" calcext:value-type="float">
            <text:p>1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46692" calcext:value-type="float">
            <text:p>8946692</text:p>
          </table:table-cell>
          <table:table-cell office:value-type="float" office:value="1.62" calcext:value-type="float">
            <text:p>1,62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67" calcext:value-type="float">
            <text:p>1,67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46250" calcext:value-type="float">
            <text:p>8946250</text:p>
          </table:table-cell>
          <table:table-cell office:value-type="float" office:value="1.65" calcext:value-type="float">
            <text:p>1,65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64" calcext:value-type="float">
            <text:p>1,6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946073" calcext:value-type="float">
            <text:p>8946073</text:p>
          </table:table-cell>
          <table:table-cell office:value-type="float" office:value="1.68" calcext:value-type="float">
            <text:p>1,6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56" calcext:value-type="float">
            <text:p>1,5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8" calcext:value-type="float">
            <text:p>1,78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946389" calcext:value-type="float">
            <text:p>8946389</text:p>
          </table:table-cell>
          <table:table-cell office:value-type="float" office:value="1.63" calcext:value-type="float">
            <text:p>1,63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82" calcext:value-type="float">
            <text:p>1,82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46052" calcext:value-type="float">
            <text:p>8946052</text:p>
          </table:table-cell>
          <table:table-cell office:value-type="float" office:value="1.59" calcext:value-type="float">
            <text:p>1,59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76" calcext:value-type="float">
            <text:p>1,76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46733" calcext:value-type="float">
            <text:p>8946733</text:p>
          </table:table-cell>
          <table:table-cell office:value-type="float" office:value="1.59" calcext:value-type="float">
            <text:p>1,59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45698" calcext:value-type="float">
            <text:p>8545698</text:p>
          </table:table-cell>
          <table:table-cell office:value-type="float" office:value="1.5" calcext:value-type="float">
            <text:p>1,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67" calcext:value-type="float">
            <text:p>1,67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51185" calcext:value-type="float">
            <text:p>9051185</text:p>
          </table:table-cell>
          <table:table-cell office:value-type="float" office:value="1.65" calcext:value-type="float">
            <text:p>1,65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945986" calcext:value-type="float">
            <text:p>8945986</text:p>
          </table:table-cell>
          <table:table-cell office:value-type="float" office:value="1.57" calcext:value-type="float">
            <text:p>1,57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46517" calcext:value-type="float">
            <text:p>8946517</text:p>
          </table:table-cell>
          <table:table-cell office:value-type="float" office:value="1.65" calcext:value-type="float">
            <text:p>1,6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82" calcext:value-type="float">
            <text:p>1,82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000533" calcext:value-type="float">
            <text:p>8000533</text:p>
          </table:table-cell>
          <table:table-cell office:value-type="float" office:value="1.53" calcext:value-type="float">
            <text:p>1,5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41885" calcext:value-type="float">
            <text:p>8541885</text:p>
          </table:table-cell>
          <table:table-cell office:value-type="float" office:value="1.69" calcext:value-type="float">
            <text:p>1,69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68" calcext:value-type="float">
            <text:p>1,68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83" calcext:value-type="float">
            <text:p>1,83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46393" calcext:value-type="float">
            <text:p>8946393</text:p>
          </table:table-cell>
          <table:table-cell office:value-type="float" office:value="1.65" calcext:value-type="float">
            <text:p>1,6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587112" calcext:value-type="float">
            <text:p>7587112</text:p>
          </table:table-cell>
          <table:table-cell office:value-type="float" office:value="1.57" calcext:value-type="float">
            <text:p>1,5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57" calcext:value-type="float">
            <text:p>1,57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995577" calcext:value-type="float">
            <text:p>7995577</text:p>
          </table:table-cell>
          <table:table-cell office:value-type="float" office:value="1.63" calcext:value-type="float">
            <text:p>1,6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67" calcext:value-type="float">
            <text:p>1,67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81" calcext:value-type="float">
            <text:p>1,81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41843" calcext:value-type="float">
            <text:p>8541843</text:p>
          </table:table-cell>
          <table:table-cell office:value-type="float" office:value="1.66" calcext:value-type="float">
            <text:p>1,6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69" calcext:value-type="float">
            <text:p>1,69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41231" calcext:value-type="float">
            <text:p>8541231</text:p>
          </table:table-cell>
          <table:table-cell office:value-type="float" office:value="1.54" calcext:value-type="float">
            <text:p>1,5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41551" calcext:value-type="float">
            <text:p>8541551</text:p>
          </table:table-cell>
          <table:table-cell office:value-type="float" office:value="1.66" calcext:value-type="float">
            <text:p>1,6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88" calcext:value-type="float">
            <text:p>1,88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41565" calcext:value-type="float">
            <text:p>8541565</text:p>
          </table:table-cell>
          <table:table-cell office:value-type="float" office:value="1.63" calcext:value-type="float">
            <text:p>1,6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28309" calcext:value-type="float">
            <text:p>9028309</text:p>
          </table:table-cell>
          <table:table-cell office:value-type="float" office:value="1.69" calcext:value-type="float">
            <text:p>1,69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46031" calcext:value-type="float">
            <text:p>8946031</text:p>
          </table:table-cell>
          <table:table-cell office:value-type="float" office:value="1.7" calcext:value-type="float">
            <text:p>1,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56987" calcext:value-type="float">
            <text:p>8656987</text:p>
          </table:table-cell>
          <table:table-cell office:value-type="float" office:value="1.58" calcext:value-type="float">
            <text:p>1,5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67" calcext:value-type="float">
            <text:p>1,6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46455" calcext:value-type="float">
            <text:p>8946455</text:p>
          </table:table-cell>
          <table:table-cell office:value-type="float" office:value="1.72" calcext:value-type="float">
            <text:p>1,72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79" calcext:value-type="float">
            <text:p>1,79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46542" calcext:value-type="float">
            <text:p>8946542</text:p>
          </table:table-cell>
          <table:table-cell office:value-type="float" office:value="1.58" calcext:value-type="float">
            <text:p>1,58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61" calcext:value-type="float">
            <text:p>1,6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69" calcext:value-type="float">
            <text:p>1,69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46094" calcext:value-type="float">
            <text:p>8946094</text:p>
          </table:table-cell>
          <table:table-cell office:value-type="float" office:value="1.65" calcext:value-type="float">
            <text:p>1,6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61" calcext:value-type="float">
            <text:p>1,6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85" calcext:value-type="float">
            <text:p>1,85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45972" calcext:value-type="float">
            <text:p>8945972</text:p>
          </table:table-cell>
          <table:table-cell office:value-type="float" office:value="1.59" calcext:value-type="float">
            <text:p>1,5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41850" calcext:value-type="float">
            <text:p>8541850</text:p>
          </table:table-cell>
          <table:table-cell office:value-type="float" office:value="1.6" calcext:value-type="float">
            <text:p>1,6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40734" calcext:value-type="float">
            <text:p>8540734</text:p>
          </table:table-cell>
          <table:table-cell office:value-type="float" office:value="1.635" calcext:value-type="float">
            <text:p>1,635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69" calcext:value-type="float">
            <text:p>1,69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46761" calcext:value-type="float">
            <text:p>8946761</text:p>
          </table:table-cell>
          <table:table-cell office:value-type="float" office:value="1.67" calcext:value-type="float">
            <text:p>1,6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63" calcext:value-type="float">
            <text:p>1,63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4" calcext:value-type="float">
            <text:p>1,74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46027" calcext:value-type="float">
            <text:p>8946027</text:p>
          </table:table-cell>
          <table:table-cell office:value-type="float" office:value="1.66" calcext:value-type="float">
            <text:p>1,66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68" calcext:value-type="float">
            <text:p>1,68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69" calcext:value-type="float">
            <text:p>1,69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541781" calcext:value-type="float">
            <text:p>8541781</text:p>
          </table:table-cell>
          <table:table-cell office:value-type="float" office:value="1.59" calcext:value-type="float">
            <text:p>1,5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84" calcext:value-type="float">
            <text:p>1,84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017517" calcext:value-type="float">
            <text:p>8017517</text:p>
          </table:table-cell>
          <table:table-cell office:value-type="float" office:value="1.78" calcext:value-type="float">
            <text:p>1,78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946010" calcext:value-type="float">
            <text:p>8946010</text:p>
          </table:table-cell>
          <table:table-cell office:value-type="float" office:value="1.68" calcext:value-type="float">
            <text:p>1,68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78" calcext:value-type="float">
            <text:p>1,78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996140" calcext:value-type="float">
            <text:p>7996140</text:p>
          </table:table-cell>
          <table:table-cell office:value-type="float" office:value="1.7" calcext:value-type="float">
            <text:p>1,7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85" calcext:value-type="float">
            <text:p>1,85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40988" calcext:value-type="float">
            <text:p>8540988</text:p>
          </table:table-cell>
          <table:table-cell office:value-type="float" office:value="1.5" calcext:value-type="float">
            <text:p>1,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66" calcext:value-type="float">
            <text:p>1,6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96481" calcext:value-type="float">
            <text:p>7996481</text:p>
          </table:table-cell>
          <table:table-cell office:value-type="float" office:value="1.65" calcext:value-type="float">
            <text:p>1,6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79" calcext:value-type="float">
            <text:p>1,79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996216" calcext:value-type="float">
            <text:p>7996216</text:p>
          </table:table-cell>
          <table:table-cell office:value-type="float" office:value="1.69" calcext:value-type="float">
            <text:p>1,6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41627" calcext:value-type="float">
            <text:p>8541627</text:p>
          </table:table-cell>
          <table:table-cell office:value-type="float" office:value="1.76" calcext:value-type="float">
            <text:p>1,76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82" calcext:value-type="float">
            <text:p>1,82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068779" calcext:value-type="float">
            <text:p>8068779</text:p>
          </table:table-cell>
          <table:table-cell office:value-type="float" office:value="1.75" calcext:value-type="float">
            <text:p>1,75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89419" calcext:value-type="float">
            <text:p>8489419</text:p>
          </table:table-cell>
          <table:table-cell office:value-type="float" office:value="1.5" calcext:value-type="float">
            <text:p>1,5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74" calcext:value-type="float">
            <text:p>1,74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04745" calcext:value-type="float">
            <text:p>8604745</text:p>
          </table:table-cell>
          <table:table-cell office:value-type="float" office:value="1.6" calcext:value-type="float">
            <text:p>1,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77" calcext:value-type="float">
            <text:p>1,77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41871" calcext:value-type="float">
            <text:p>8541871</text:p>
          </table:table-cell>
          <table:table-cell office:value-type="float" office:value="1.65" calcext:value-type="float">
            <text:p>1,65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41544" calcext:value-type="float">
            <text:p>8541544</text:p>
          </table:table-cell>
          <table:table-cell office:value-type="float" office:value="1.75" calcext:value-type="float">
            <text:p>1,75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69" calcext:value-type="float">
            <text:p>1,69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4" calcext:value-type="float">
            <text:p>1,74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61890" calcext:value-type="float">
            <text:p>7161890</text:p>
          </table:table-cell>
          <table:table-cell office:value-type="float" office:value="1.69" calcext:value-type="float">
            <text:p>1,69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40612" calcext:value-type="float">
            <text:p>8540612</text:p>
          </table:table-cell>
          <table:table-cell office:value-type="float" office:value="1.6" calcext:value-type="float">
            <text:p>1,6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61" calcext:value-type="float">
            <text:p>1,61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40992" calcext:value-type="float">
            <text:p>8540992</text:p>
          </table:table-cell>
          <table:table-cell office:value-type="float" office:value="1.57" calcext:value-type="float">
            <text:p>1,57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59" calcext:value-type="float">
            <text:p>1,59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41252" calcext:value-type="float">
            <text:p>8541252</text:p>
          </table:table-cell>
          <table:table-cell office:value-type="float" office:value="1.63" calcext:value-type="float">
            <text:p>1,6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04616" calcext:value-type="float">
            <text:p>8604616</text:p>
          </table:table-cell>
          <table:table-cell office:value-type="float" office:value="1.52" calcext:value-type="float">
            <text:p>1,5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45" calcext:value-type="float">
            <text:p>1,45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52200" calcext:value-type="float">
            <text:p>8652200</text:p>
          </table:table-cell>
          <table:table-cell office:value-type="float" office:value="1.56" calcext:value-type="float">
            <text:p>1,56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57" calcext:value-type="float">
            <text:p>1,5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54" calcext:value-type="float">
            <text:p>1,5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97612" calcext:value-type="float">
            <text:p>7697612</text:p>
          </table:table-cell>
          <table:table-cell office:value-type="float" office:value="1.55" calcext:value-type="float">
            <text:p>1,5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58" calcext:value-type="float">
            <text:p>1,58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63" calcext:value-type="float">
            <text:p>1,63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60846" calcext:value-type="float">
            <text:p>7560846</text:p>
          </table:table-cell>
          <table:table-cell office:value-type="float" office:value="1.67" calcext:value-type="float">
            <text:p>1,6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82" calcext:value-type="float">
            <text:p>1,82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27125" calcext:value-type="float">
            <text:p>8627125</text:p>
          </table:table-cell>
          <table:table-cell office:value-type="float" office:value="1.7" calcext:value-type="float">
            <text:p>1,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57" calcext:value-type="float">
            <text:p>1,57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27719" calcext:value-type="float">
            <text:p>2027719</text:p>
          </table:table-cell>
          <table:table-cell office:value-type="float" office:value="1.78" calcext:value-type="float">
            <text:p>1,78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52783" calcext:value-type="float">
            <text:p>6552783</text:p>
          </table:table-cell>
          <table:table-cell office:value-type="float" office:value="1.67" calcext:value-type="float">
            <text:p>1,67</text:p>
          </table:table-cell>
          <table:table-cell office:value-type="float" office:value="79.5" calcext:value-type="float">
            <text:p>79,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67026" calcext:value-type="float">
            <text:p>5367026</text:p>
          </table:table-cell>
          <table:table-cell office:value-type="float" office:value="1.76" calcext:value-type="float">
            <text:p>1,7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63" calcext:value-type="float">
            <text:p>1,63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82" calcext:value-type="float">
            <text:p>1,8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 table:style-name="ce1" office:value-type="string" calcext:value-type="string">
            <text:p>Homens</text:p>
          </table:table-cell>
          <table:table-cell table:style-name="ce3" table:number-columns-repeated="4"/>
          <table:table-cell table:style-name="ce1" office:value-type="string" calcext:value-type="string">
            <text:p>Mãe</text:p>
          </table:table-cell>
          <table:table-cell table:style-name="ce3" table:number-columns-repeated="3"/>
          <table:table-cell table:style-name="ce1" office:value-type="string" calcext:value-type="string">
            <text:p>Pai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Aluno(n°USP)</text:p>
          </table:table-cell>
          <table:table-cell table:style-name="ce1" office:value-type="string" calcext:value-type="string">
            <text:p>Altura(m)</text:p>
          </table:table-cell>
          <table:table-cell table:style-name="ce1" office:value-type="string" calcext:value-type="string">
            <text:p>Peso (kg)</text:p>
          </table:table-cell>
          <table:table-cell table:style-name="ce1" office:value-type="string" calcext:value-type="string">
            <text:p>Pé</text:p>
          </table:table-cell>
          <table:table-cell table:style-name="ce3"/>
          <table:table-cell table:style-name="ce1" office:value-type="string" calcext:value-type="string">
            <text:p>Altura(m)</text:p>
          </table:table-cell>
          <table:table-cell table:style-name="ce1" office:value-type="string" calcext:value-type="string">
            <text:p>Peso (kg)</text:p>
          </table:table-cell>
          <table:table-cell table:style-name="ce1" office:value-type="string" calcext:value-type="string">
            <text:p>Pé</text:p>
          </table:table-cell>
          <table:table-cell table:style-name="ce3"/>
          <table:table-cell table:style-name="ce1" office:value-type="string" calcext:value-type="string">
            <text:p>Altura(m)</text:p>
          </table:table-cell>
          <table:table-cell table:style-name="ce1" office:value-type="string" calcext:value-type="string">
            <text:p>Peso (kg)</text:p>
          </table:table-cell>
          <table:table-cell table:style-name="ce1" office:value-type="string" calcext:value-type="string">
            <text:p>Pé</text:p>
          </table:table-cell>
        </table:table-row>
        <table:table-row table:style-name="ro1">
          <table:table-cell office:value-type="float" office:value="8937591" calcext:value-type="float">
            <text:p>8937591</text:p>
          </table:table-cell>
          <table:table-cell office:value-type="float" office:value="1.78" calcext:value-type="float">
            <text:p>1,78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61" calcext:value-type="float">
            <text:p>1,61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84031" calcext:value-type="float">
            <text:p>8584031</text:p>
          </table:table-cell>
          <table:table-cell office:value-type="float" office:value="1.84" calcext:value-type="float">
            <text:p>1,84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00997" calcext:value-type="float">
            <text:p>5000997</text:p>
          </table:table-cell>
          <table:table-cell office:value-type="float" office:value="1.78" calcext:value-type="float">
            <text:p>1,78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64" calcext:value-type="float">
            <text:p>1,64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994750" calcext:value-type="float">
            <text:p>7994750</text:p>
          </table:table-cell>
          <table:table-cell office:value-type="float" office:value="1.73" calcext:value-type="float">
            <text:p>1,7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54" calcext:value-type="float">
            <text:p>1,54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91760" calcext:value-type="float">
            <text:p>7291760</text:p>
          </table:table-cell>
          <table:table-cell office:value-type="float" office:value="1.85" calcext:value-type="float">
            <text:p>1,85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78" calcext:value-type="float">
            <text:p>1,78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41141" calcext:value-type="float">
            <text:p>8541141</text:p>
          </table:table-cell>
          <table:table-cell office:value-type="float" office:value="1.88" calcext:value-type="float">
            <text:p>1,88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86" calcext:value-type="float">
            <text:p>1,86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946952" calcext:value-type="float">
            <text:p>8946952</text:p>
          </table:table-cell>
          <table:table-cell office:value-type="float" office:value="1.8" calcext:value-type="float">
            <text:p>1,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.68" calcext:value-type="float">
            <text:p>1,68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46754" calcext:value-type="float">
            <text:p>8946754</text:p>
          </table:table-cell>
          <table:table-cell office:value-type="float" office:value="1.68" calcext:value-type="float">
            <text:p>1,6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995730" calcext:value-type="float">
            <text:p>7995730</text:p>
          </table:table-cell>
          <table:table-cell office:value-type="float" office:value="1.7" calcext:value-type="float">
            <text:p>1,7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61" calcext:value-type="float">
            <text:p>1,61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83" calcext:value-type="float">
            <text:p>1,83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46650" calcext:value-type="float">
            <text:p>8946650</text:p>
          </table:table-cell>
          <table:table-cell office:value-type="float" office:value="1.85" calcext:value-type="float">
            <text:p>1,85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42898" calcext:value-type="float">
            <text:p>8642898</text:p>
          </table:table-cell>
          <table:table-cell office:value-type="float" office:value="1.9" calcext:value-type="float">
            <text:p>1,9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86" calcext:value-type="float">
            <text:p>1,86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57286" calcext:value-type="float">
            <text:p>8657286</text:p>
          </table:table-cell>
          <table:table-cell office:value-type="float" office:value="1.8" calcext:value-type="float">
            <text:p>1,8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58" calcext:value-type="float">
            <text:p>1,58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.82" calcext:value-type="float">
            <text:p>1,8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81158" calcext:value-type="float">
            <text:p>8981158</text:p>
          </table:table-cell>
          <table:table-cell office:value-type="float" office:value="1.83" calcext:value-type="float">
            <text:p>1,83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.67" calcext:value-type="float">
            <text:p>1,67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8" calcext:value-type="float">
            <text:p>1,78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46712" calcext:value-type="float">
            <text:p>8946712</text:p>
          </table:table-cell>
          <table:table-cell office:value-type="float" office:value="1.8" calcext:value-type="float">
            <text:p>1,8</text:p>
          </table:table-cell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.58" calcext:value-type="float">
            <text:p>1,58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46688" calcext:value-type="float">
            <text:p>8946688</text:p>
          </table:table-cell>
          <table:table-cell office:value-type="float" office:value="1.77" calcext:value-type="float">
            <text:p>1,77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69" calcext:value-type="float">
            <text:p>1,69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41381" calcext:value-type="float">
            <text:p>8541381</text:p>
          </table:table-cell>
          <table:table-cell office:value-type="float" office:value="1.71" calcext:value-type="float">
            <text:p>1,71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57" calcext:value-type="float">
            <text:p>1,5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996391" calcext:value-type="float">
            <text:p>7996391</text:p>
          </table:table-cell>
          <table:table-cell office:value-type="float" office:value="1.8" calcext:value-type="float">
            <text:p>1,8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46218" calcext:value-type="float">
            <text:p>8946218</text:p>
          </table:table-cell>
          <table:table-cell office:value-type="float" office:value="1.8" calcext:value-type="float">
            <text:p>1,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.67" calcext:value-type="float">
            <text:p>1,67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9" calcext:value-type="float">
            <text:p>1,7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41203" calcext:value-type="float">
            <text:p>8541203</text:p>
          </table:table-cell>
          <table:table-cell office:value-type="float" office:value="1.86" calcext:value-type="float">
            <text:p>1,86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68" calcext:value-type="float">
            <text:p>1,6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86" calcext:value-type="float">
            <text:p>1,86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41360" calcext:value-type="float">
            <text:p>8541360</text:p>
          </table:table-cell>
          <table:table-cell office:value-type="float" office:value="1.75" calcext:value-type="float">
            <text:p>1,75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.64" calcext:value-type="float">
            <text:p>1,64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6" calcext:value-type="float">
            <text:p>1,76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41864" calcext:value-type="float">
            <text:p>8541864</text:p>
          </table:table-cell>
          <table:table-cell office:value-type="float" office:value="1.73" calcext:value-type="float">
            <text:p>1,73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58" calcext:value-type="float">
            <text:p>1,58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68" calcext:value-type="float">
            <text:p>1,6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41033" calcext:value-type="float">
            <text:p>8541033</text:p>
          </table:table-cell>
          <table:table-cell office:value-type="float" office:value="1.62" calcext:value-type="float">
            <text:p>1,6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49" calcext:value-type="float">
            <text:p>1,4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946667" calcext:value-type="float">
            <text:p>8946667</text:p>
          </table:table-cell>
          <table:table-cell office:value-type="float" office:value="1.75" calcext:value-type="float">
            <text:p>1,75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9" calcext:value-type="float">
            <text:p>1,79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03440" calcext:value-type="float">
            <text:p>4303440</text:p>
          </table:table-cell>
          <table:table-cell office:value-type="float" office:value="1.85" calcext:value-type="float">
            <text:p>1,85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.58" calcext:value-type="float">
            <text:p>1,58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83" calcext:value-type="float">
            <text:p>1,83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41266" calcext:value-type="float">
            <text:p>8541266</text:p>
          </table:table-cell>
          <table:table-cell office:value-type="float" office:value="1.78" calcext:value-type="float">
            <text:p>1,78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41029" calcext:value-type="float">
            <text:p>8541029</text:p>
          </table:table-cell>
          <table:table-cell office:value-type="float" office:value="1.75" calcext:value-type="float">
            <text:p>1,75</text:p>
          </table:table-cell>
          <table:table-cell office:value-type="float" office:value="67.5" calcext:value-type="float">
            <text:p>67,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85" calcext:value-type="float">
            <text:p>1,85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56145" calcext:value-type="float">
            <text:p>3556145</text:p>
          </table:table-cell>
          <table:table-cell office:value-type="float" office:value="1.64" calcext:value-type="float">
            <text:p>1,64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.67" calcext:value-type="float">
            <text:p>1,67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68852" calcext:value-type="float">
            <text:p>8068852</text:p>
          </table:table-cell>
          <table:table-cell office:value-type="float" office:value="1.83" calcext:value-type="float">
            <text:p>1,83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41120" calcext:value-type="float">
            <text:p>8541120</text:p>
          </table:table-cell>
          <table:table-cell office:value-type="float" office:value="1.83" calcext:value-type="float">
            <text:p>1,83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83" calcext:value-type="float">
            <text:p>1,83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995581" calcext:value-type="float">
            <text:p>7995581</text:p>
          </table:table-cell>
          <table:table-cell office:value-type="float" office:value="1.7" calcext:value-type="float">
            <text:p>1,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.64" calcext:value-type="float">
            <text:p>1,6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67" calcext:value-type="float">
            <text:p>1,6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40628" calcext:value-type="float">
            <text:p>7140628</text:p>
          </table:table-cell>
          <table:table-cell office:value-type="float" office:value="1.81" calcext:value-type="float">
            <text:p>1,8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1" calcext:value-type="float">
            <text:p>1,71</text:p>
          </table:table-cell>
          <table:table-cell office:value-type="float" office:value="122" calcext:value-type="float">
            <text:p>1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41590" calcext:value-type="float">
            <text:p>8541590</text:p>
          </table:table-cell>
          <table:table-cell office:value-type="float" office:value="1.7" calcext:value-type="float">
            <text:p>1,7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541530" calcext:value-type="float">
            <text:p>8541530</text:p>
          </table:table-cell>
          <table:table-cell office:value-type="float" office:value="1.77" calcext:value-type="float">
            <text:p>1,77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61" calcext:value-type="float">
            <text:p>1,61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4" calcext:value-type="float">
            <text:p>1,74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068866" calcext:value-type="float">
            <text:p>8068866</text:p>
          </table:table-cell>
          <table:table-cell office:value-type="float" office:value="1.73" calcext:value-type="float">
            <text:p>1,73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541756" calcext:value-type="float">
            <text:p>8541756</text:p>
          </table:table-cell>
          <table:table-cell office:value-type="float" office:value="1.8" calcext:value-type="float">
            <text:p>1,8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63" calcext:value-type="float">
            <text:p>1,63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41040" calcext:value-type="float">
            <text:p>8541040</text:p>
          </table:table-cell>
          <table:table-cell office:value-type="float" office:value="1.76" calcext:value-type="float">
            <text:p>1,76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66" calcext:value-type="float">
            <text:p>1,66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72492" calcext:value-type="float">
            <text:p>6472492</text:p>
          </table:table-cell>
          <table:table-cell office:value-type="float" office:value="1.79" calcext:value-type="float">
            <text:p>1,79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604662" calcext:value-type="float">
            <text:p>8604662</text:p>
          </table:table-cell>
          <table:table-cell office:value-type="float" office:value="1.82" calcext:value-type="float">
            <text:p>1,8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64" calcext:value-type="float">
            <text:p>1,6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85" calcext:value-type="float">
            <text:p>1,85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604710" calcext:value-type="float">
            <text:p>8604710</text:p>
          </table:table-cell>
          <table:table-cell office:value-type="float" office:value="1.82" calcext:value-type="float">
            <text:p>1,82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69" calcext:value-type="float">
            <text:p>1,69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642881" calcext:value-type="float">
            <text:p>8642881</text:p>
          </table:table-cell>
          <table:table-cell office:value-type="float" office:value="1.76" calcext:value-type="float">
            <text:p>1,76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82" calcext:value-type="float">
            <text:p>1,8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14180" calcext:value-type="float">
            <text:p>3314180</text:p>
          </table:table-cell>
          <table:table-cell office:value-type="float" office:value="1.78" calcext:value-type="float">
            <text:p>1,78</text:p>
          </table:table-cell>
          <table:table-cell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42617" calcext:value-type="float">
            <text:p>5642617</text:p>
          </table:table-cell>
          <table:table-cell office:value-type="float" office:value="1.84" calcext:value-type="float">
            <text:p>1,84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04752" calcext:value-type="float">
            <text:p>8604752</text:p>
          </table:table-cell>
          <table:table-cell office:value-type="float" office:value="1.83" calcext:value-type="float">
            <text:p>1,83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2" calcext:value-type="float">
            <text:p>1,7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88286" calcext:value-type="float">
            <text:p>8588286</text:p>
          </table:table-cell>
          <table:table-cell office:value-type="float" office:value="1.75" calcext:value-type="float">
            <text:p>1,75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41179" calcext:value-type="float">
            <text:p>8541179</text:p>
          </table:table-cell>
          <table:table-cell office:value-type="float" office:value="1.7" calcext:value-type="float">
            <text:p>1,7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04703" calcext:value-type="float">
            <text:p>8604703</text:p>
          </table:table-cell>
          <table:table-cell office:value-type="float" office:value="1.87" calcext:value-type="float">
            <text:p>1,87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82" calcext:value-type="float">
            <text:p>1,82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.85" calcext:value-type="float">
            <text:p>1,85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995921" calcext:value-type="float">
            <text:p>7995921</text:p>
          </table:table-cell>
          <table:table-cell office:value-type="float" office:value="1.73" calcext:value-type="float">
            <text:p>1,7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.65" calcext:value-type="float">
            <text:p>1,6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73" calcext:value-type="float">
            <text:p>1,7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</table:table-row>
        <table:table-row table:style-name="ro3" table:number-rows-repeated="4">
          <table:table-cell table:number-columns-repeated="12"/>
        </table:table-row>
        <table:table-row table:style-name="ro3">
          <table:table-cell table:number-columns-repeated="6"/>
          <table:table-cell table:style-name="ce4" table:number-columns-repeated="2"/>
          <table:table-cell table:number-columns-repeated="4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6:44:31.220917537</meta:creation-date>
    <dc:date>2015-10-28T16:52:51.837420548</dc:date>
    <meta:editing-duration>PT8M24S</meta:editing-duration>
    <meta:editing-cycles>2</meta:editing-cycles>
    <meta:generator>LibreOffice/4.4.2.2$Linux_X86_64 LibreOffice_project/40m0$Build-2</meta:generator>
    <meta:document-statistic meta:table-count="1" meta:cell-count="1076" meta:object-count="0"/>
  </office:meta>
</office:document-meta>
</file>